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>
      <style:text-properties fo:font-size="36pt" officeooo:rsid="00122835" officeooo:paragraph-rsid="00122835" style:font-size-asian="36pt" style:font-size-complex="36pt"/>
    </style:style>
    <style:style style:name="P2" style:family="paragraph" style:parent-style-name="Standard" style:list-style-name="Numbering_20_1">
      <style:text-properties fo:font-size="36pt" officeooo:rsid="00122835" officeooo:paragraph-rsid="00199e92" style:font-size-asian="36pt" style:font-size-complex="36pt"/>
    </style:style>
    <style:style style:name="P3" style:family="paragraph" style:parent-style-name="Standard" style:list-style-name="Numbering_20_1">
      <style:text-properties fo:font-size="36pt" officeooo:rsid="00199e92" officeooo:paragraph-rsid="00199e92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200pt" officeooo:rsid="001ce1e8" officeooo:paragraph-rsid="001ce1e8" style:font-size-asian="200pt" style:font-size-complex="20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b8b3" style:font-weight-asian="bold" style:font-weight-complex="bold"/>
    </style:style>
    <style:style style:name="T3" style:family="text">
      <style:text-properties officeooo:rsid="0015cd78"/>
    </style:style>
    <style:style style:name="T4" style:family="text">
      <style:text-properties officeooo:rsid="001b936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átssz velünk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48:34.080000000</meta:creation-date>
    <dc:date>2017-08-02T08:19:47.798606642</dc:date>
    <meta:editing-duration>PT3H2M</meta:editing-duration>
    <meta:editing-cycles>9</meta:editing-cycles>
    <meta:generator>LibreOffice/5.4.0.3$Linux_X86_64 LibreOffice_project/40m0$Build-3</meta:generator>
    <meta:document-statistic meta:table-count="0" meta:image-count="0" meta:object-count="0" meta:page-count="1" meta:paragraph-count="1" meta:word-count="2" meta:character-count="14" meta:non-whitespace-character-count="13"/>
  </office:meta>
</office:document-meta>
</file>